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ula1" style:family="table" style:master-page-name="Landscape">
      <style:table-properties style:width="25.7cm" style:page-number="auto" table:align="margins"/>
    </style:style>
    <style:style style:name="Taula1.A" style:family="table-column">
      <style:table-column-properties style:column-width="3.671cm" style:rel-column-width="9362*"/>
    </style:style>
    <style:style style:name="Taula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ula1.G1" style:family="table-cell">
      <style:table-cell-properties fo:background-color="#999999" fo:padding="0.097cm" fo:border="0.5pt solid #000000" style:writing-mode="page">
        <style:background-image/>
      </style:table-cell-properties>
    </style:style>
    <style:style style:name="Taula1.A2" style:family="table-cell">
      <style:table-cell-properties fo:background-color="#999999" fo:padding="0.097cm" fo:border-left="0.5pt solid #000000" fo:border-right="none" fo:border-top="none" fo:border-bottom="0.5pt solid #000000" style:writing-mode="page">
        <style:background-image/>
      </style:table-cell-properties>
    </style:style>
    <style:style style:name="Taula1.G2" style:family="table-cell">
      <style:table-cell-properties fo:background-color="#999999"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83d17"/>
    </style:style>
    <style:style style:name="P4" style:family="paragraph" style:parent-style-name="Standard">
      <style:paragraph-properties fo:text-align="justify" style:justify-single-word="false"/>
      <style:text-properties officeooo:rsid="00232be8" officeooo:paragraph-rsid="00232be8"/>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rsid="001b2e18" officeooo:paragraph-rsid="001b2e18"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rsid="001e5957" officeooo:paragraph-rsid="001e5957"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rsid="001ff2b5" officeooo:paragraph-rsid="001ff2b5"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rsid="0020f27c" officeooo:paragraph-rsid="0020f27c"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rsid="0021140f" officeooo:paragraph-rsid="0021140f"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rsid="0021b14e" officeooo:paragraph-rsid="0021b14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rsid="00232be8" officeooo:paragraph-rsid="00232be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83d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isque in convallis augue. Vivamus eleifend turpis in dolor dapibus posuere. Fusce hendrerit mattis nibh non vestibulum. Nulla quis felis luctus lacus laoreet tincidunt. Cras enim eros, venenatis nec sapien lobortis, fringilla vestibulum augue. Phasellus aliquet, eros eu fermentum tincidunt, lorem leo auctor nisi, at tempor quam tellus cursus massa. Aliquam non ultrices lectus. Donec sit amet metus eget nisi dictum ornare id sed felis. Donec non rhoncus ante. Vestibulum ac tellus in eros interdum commodo. Praesent maximus accumsan odio imperdiet placerat. Vivamus luctus nibh non felis tempor, non convallis mauris gravida. Praesent vel viverra odio.</text:p>
      <text:p text:style-name="P2">Sed mi elit, bibendum vel risus at, mollis lobortis nibh. Aenean fermentum ligula nibh, a tempor ex ornare eget. Aenean in est felis. Sed maximus elementum metus, ullamcorper luctus velit. Aenean sed fringilla nunc, a blandit leo. Pellentesque justo enim, pellentesque at arcu eu, feugiat rhoncus mi. Pellentesque habitant morbi tristique senectus et netus et malesuada fames ac turpis egestas. Quisque egestas dui sed elit gravida, at ultrices arcu laoreet. Pellentesque habitant morbi tristique senectus et netus et malesuada fames ac turpis egestas. Sed non tempor ligula, quis ultrices tellus. Fusce a tristique est. Etiam vel elementum nisi, id sodales lacus. Donec eu varius lorem. In condimentum leo id libero elementum consectetur. Nunc non eleifend purus, vel egestas arcu.</text:p>
      <text:p text:style-name="P2">Curabitur accumsan luctus tincidunt. Nunc a enim augue. Maecenas vestibulum dictum eros sit amet viverra. Etiam laoreet nulla vitae risus venenatis, eu rhoncus turpis interdum. Integer sodales sed sapien ultricies cursus. Nullam nec fermentum orci. Phasellus et imperdiet enim, dignissim pretium augue. Orci varius natoque penatibus et magnis dis parturient montes, nascetur ridiculus mus. Nam nunc nisl, congue fermentum enim eget, volutpat cursus velit.</text:p>
      <text:p text:style-name="P2">Pellentesque eleifend pulvinar eros, a tristique ipsum viverra iaculis. Etiam luctus neque eget sapien feugiat maximus. Aenean molestie augue nisi, congue finibus neque interdum fermentum. Proin velit nulla, tempus id tellus et, hendrerit pretium odio. Suspendisse potenti. Cras scelerisque, sem in tincidunt mattis, elit nibh consectetur tellus, commodo vulputate ligula ante id orci. Sed sem ante, consectetur et tellus eu, iaculis eleifend ligula. Praesent sit amet laoreet ipsum. Pellentesque at lacus viverra, tincidunt felis vel, mattis mauris. Sed non nisl sit amet ligula consequat tristique et sit amet erat. Nulla semper urna diam, a dictum sapien malesuada et. Praesent euismod nec dolor et dignissim. Fusce rutrum mauris vitae nisi tristique convallis. Phasellus et pulvinar ipsum. Cras viverra euismod commodo.</text:p>
      <text:p text:style-name="P2">Vestibulum diam nulla, feugiat vel ante eu, rhoncus porttitor nibh. Ut tellus mi, sollicitudin nec elementum vel, vulputate eget urna. Vivamus mollis tincidunt odio. Aenean porta eget arcu quis malesuada. Sed vitae diam metus. Aliquam non neque felis. Cras non lacus sollicitudin dolor varius consequat vel et massa. Sed at ultrices ante. Proin eget magna pulvinar, vulputate ante at, consectetur mi. Nulla nisl velit, dictum nec nulla non, lacinia hendrerit ante. Quisque elementum, sem a tincidunt pulvinar, urna quam pellentesque neque, non malesuada lorem arcu quis dolor. Nullam vitae tincidunt ligula, in dapibus nisi. Donec at fringilla erat.</text:p>
      <text:p text:style-name="P3">Quisque in convallis augue. Vivamus eleifend turpis in dolor dapibus posuere. Fusce hendrerit mattis nibh non vestibulum. Nulla quis felis luctus lacus laoreet tincidunt. Cras enim eros, venenatis nec sapien lobortis, fringilla vestibulum augue. Phasellus aliquet, eros eu fermentum tincidunt, lorem leo auctor nisi, at tempor quam tellus cursus massa. Aliquam non ultrices lectus. Donec sit amet metus eget nisi dictum ornare id sed felis. Donec non rhoncus ante. Vestibulum ac tellus in eros interdum commodo. Praesent maximus accumsan odio imperdiet placerat. Vivamus luctus nibh non felis tempor, non convallis mauris gravida. Praesent vel viverra odio.</text:p>
      <text:p text:style-name="P3"><text:soft-page-break/>Sed mi elit, bibendum vel risus at, mollis lobortis nibh. Aenean fermentum ligula nibh, a tempor ex ornare eget. Aenean in est felis. Sed maximus elementum metus, ullamcorper luctus velit. Aenean sed fringilla nunc, a blandit leo. Pellentesque justo enim, pellentesque at arcu eu, feugiat rhoncus mi. Pellentesque habitant morbi tristique senectus et netus et malesuada fames ac turpis egestas. Quisque egestas dui sed elit gravida, at ultrices arcu laoreet. Pellentesque habitant morbi tristique senectus et netus et malesuada fames ac turpis egestas. Sed non tempor ligula, quis ultrices tellus. Fusce a tristique est. Etiam vel elementum nisi, id sodales lacus. Donec eu varius lorem. In condimentum leo id libero elementum consectetur. Nunc non eleifend purus, vel egestas arcu.</text:p>
      <text:p text:style-name="P3">Curabitur accumsan luctus tincidunt. Nunc a enim augue. Maecenas vestibulum dictum eros sit amet viverra. Etiam laoreet nulla vitae risus venenatis, eu rhoncus turpis interdum. Integer sodales sed sapien ultricies cursus. Nullam nec fermentum orci. Phasellus et imperdiet enim, dignissim pretium augue. Orci varius natoque penatibus et magnis dis parturient montes, nascetur ridiculus mus. Nam nunc nisl, congue fermentum enim eget, volutpat cursus velit.</text:p>
      <text:p text:style-name="P3">Pellentesque eleifend pulvinar eros, a tristique ipsum viverra iaculis. Etiam luctus neque eget sapien feugiat maximus. Aenean molestie augue nisi, congue finibus neque interdum fermentum. Proin velit nulla, tempus id tellus et, hendrerit pretium odio. Suspendisse potenti. Cras scelerisque, sem in tincidunt mattis, elit nibh consectetur tellus, commodo vulputate ligula ante id orci. Sed sem ante, consectetur et tellus eu, iaculis eleifend ligula. Praesent sit amet laoreet ipsum. Pellentesque at lacus viverra, tincidunt felis vel, mattis mauris. Sed non nisl sit amet ligula consequat tristique et sit amet erat. Nulla semper urna diam, a dictum sapien malesuada et. Praesent euismod nec dolor et dignissim. Fusce rutrum mauris vitae nisi tristique convallis. Phasellus et pulvinar ipsum. Cras viverra euismod commodo.</text:p>
      <text:p text:style-name="P3">Vestibulum diam nulla, feugiat vel ante eu, rhoncus porttitor nibh. Ut tellus mi, sollicitudin nec elementum vel, vulputate eget urna. Vivamus mollis tincidunt odio. Aenean porta eget arcu quis malesuada. Sed vitae diam metus. Aliquam non neque felis. Cras non lacus sollicitudin dolor varius consequat vel et massa. Sed at ultrices ante. Proin eget magna pulvinar, vulputate ante at, consectetur mi. Nulla nisl velit, dictum nec nulla non, lacinia hendrerit ante. Quisque elementum, sem a tincidunt pulvinar, urna quam pellentesque neque, non malesuada lorem arcu quis dolor. Nullam vitae tincidunt ligula, in dapibus nisi. Donec at fringilla erat.</text:p>
      <text:p text:style-name="P3">Quisque in convallis augue. Vivamus eleifend turpis in dolor dapibus posuere. Fusce hendrerit mattis nibh non vestibulum. Nulla quis felis luctus lacus laoreet tincidunt. Cras enim eros, venenatis nec sapien lobortis, fringilla vestibulum augue. Phasellus aliquet, eros eu fermentum tincidunt, lorem leo auctor nisi, at tempor quam tellus cursus massa. Aliquam non ultrices lectus. Donec sit amet metus eget nisi dictum ornare id sed felis. Donec non rhoncus ante. Vestibulum ac tellus in eros interdum commodo. Praesent maximus accumsan odio imperdiet placerat. Vivamus luctus nibh non felis tempor, non convallis mauris gravida. Praesent vel viverra odio.</text:p>
      <text:p text:style-name="P3">Sed mi elit, bibendum vel risus at, mollis lobortis nibh. Aenean fermentum ligula nibh, a tempor ex ornare eget. Aenean in est felis. Sed maximus elementum metus, ullamcorper luctus velit. Aenean sed fringilla nunc, a blandit leo. Pellentesque justo enim, pellentesque at arcu eu, feugiat rhoncus mi. Pellentesque habitant morbi tristique senectus et netus et malesuada fames ac turpis egestas. Quisque egestas dui sed elit gravida, at ultrices arcu laoreet. Pellentesque habitant morbi tristique senectus et netus et malesuada fames ac turpis egestas. Sed non tempor ligula, quis ultrices tellus. Fusce a tristique est. Etiam vel elementum nisi, id sodales lacus. Donec eu varius lorem. In condimentum leo id libero elementum consectetur. Nunc non eleifend purus, vel egestas arcu.</text:p>
      <text:p text:style-name="P3"><text:soft-page-break/>Curabitur accumsan luctus tincidunt. Nunc a enim augue. Maecenas vestibulum dictum eros sit amet viverra. Etiam laoreet nulla vitae risus venenatis, eu rhoncus turpis interdum. Integer sodales sed sapien ultricies cursus. Nullam nec fermentum orci. Phasellus et imperdiet enim, dignissim pretium augue. Orci varius natoque penatibus et magnis dis parturient montes, nascetur ridiculus mus. Nam nunc nisl, congue fermentum enim eget, volutpat cursus velit.</text:p>
      <text:p text:style-name="P3">Pellentesque eleifend pulvinar eros, a tristique ipsum viverra iaculis. Etiam luctus neque eget sapien feugiat maximus. Aenean molestie augue nisi, congue finibus neque interdum fermentum. Proin velit nulla, tempus id tellus et, hendrerit pretium odio. Suspendisse potenti. Cras scelerisque, sem in tincidunt mattis, elit nibh consectetur tellus, commodo vulputate ligula ante id orci. Sed sem ante, consectetur et tellus eu, iaculis eleifend ligula. Praesent sit amet laoreet ipsum. Pellentesque at lacus viverra, tincidunt felis vel, mattis mauris. Sed non nisl sit amet ligula consequat tristique et sit amet erat. Nulla semper urna diam, a dictum sapien malesuada et. Praesent euismod nec dolor et dignissim. Fusce rutrum mauris vitae nisi tristique convallis. Phasellus et pulvinar ipsum. Cras viverra euismod commodo.</text:p>
      <text:p text:style-name="P3">Vestibulum diam nulla, feugiat vel ante eu, rhoncus porttitor nibh. Ut tellus mi, sollicitudin nec elementum vel, vulputate eget urna. Vivamus mollis tincidunt odio. Aenean porta eget arcu quis malesuada. Sed vitae diam metus. Aliquam non neque felis. Cras non lacus sollicitudin dolor varius consequat vel et massa. Sed at ultrices ante. Proin eget magna pulvinar, vulputate ante at, consectetur mi. Nulla nisl velit, dictum nec nulla non, lacinia hendrerit ante. Quisque elementum, sem a tincidunt pulvinar, urna quam pellentesque neque, non malesuada lorem arcu quis dolor. Nullam vitae tincidunt ligula, in dapibus nisi. Donec at fringilla erat.</text:p>
      <text:p text:style-name="P3">Quisque in convallis augue. Vivamus eleifend turpis in dolor dapibus posuere. Fusce hendrerit mattis nibh non vestibulum. Nulla quis felis luctus lacus laoreet tincidunt. Cras enim eros, venenatis nec sapien lobortis, fringilla vestibulum augue. Phasellus aliquet, eros eu fermentum tincidunt, lorem leo auctor nisi, at tempor quam tellus cursus massa. Aliquam non ultrices lectus. Donec sit amet metus eget nisi dictum ornare id sed felis. Donec non rhoncus ante. Vestibulum ac tellus in eros interdum commodo. Praesent maximus accumsan odio imperdiet placerat. Vivamus luctus nibh non felis tempor, non convallis mauris gravida. Praesent vel viverra odio.</text:p>
      <text:p text:style-name="P3">Sed mi elit, bibendum vel risus at, mollis lobortis nibh. Aenean fermentum ligula nibh, a tempor ex ornare eget. Aenean in est felis. Sed maximus elementum metus, ullamcorper luctus velit. Aenean sed fringilla nunc, a blandit leo. Pellentesque justo enim, pellentesque at arcu eu, feugiat rhoncus mi. Pellentesque habitant morbi tristique senectus et netus et malesuada fames ac turpis egestas. Quisque egestas dui sed elit gravida, at ultrices arcu laoreet. Pellentesque habitant morbi tristique senectus et netus et malesuada fames ac turpis egestas. Sed non tempor ligula, quis ultrices tellus. Fusce a tristique est. Etiam vel elementum nisi, id sodales lacus. Donec eu varius lorem. In condimentum leo id libero elementum consectetur. Nunc non eleifend purus, vel egestas arcu.</text:p>
      <text:p text:style-name="P3">Curabitur accumsan luctus tincidunt. Nunc a enim augue. Maecenas vestibulum dictum eros sit amet viverra. Etiam laoreet nulla vitae risus venenatis, eu rhoncus turpis interdum. Integer sodales sed sapien ultricies cursus. Nullam nec fermentum orci. Phasellus et imperdiet enim, dignissim pretium augue. Orci varius natoque penatibus et magnis dis parturient montes, nascetur ridiculus mus. Nam nunc nisl, congue fermentum enim eget, volutpat cursus velit.</text:p>
      <text:p text:style-name="P3">Pellentesque eleifend pulvinar eros, a tristique ipsum viverra iaculis. Etiam luctus neque eget sapien feugiat maximus. Aenean molestie augue nisi, congue finibus neque interdum fermentum. Proin velit nulla, tempus id tellus et, hendrerit pretium odio. Suspendisse <text:soft-page-break/>potenti. Cras scelerisque, sem in tincidunt mattis, elit nibh consectetur tellus, commodo vulputate ligula ante id orci. Sed sem ante, consectetur et tellus eu, iaculis eleifend ligula. Praesent sit amet laoreet ipsum. Pellentesque at lacus viverra, tincidunt felis vel, mattis mauris. Sed non nisl sit amet ligula consequat tristique et sit amet erat. Nulla semper urna diam, a dictum sapien malesuada et. Praesent euismod nec dolor et dignissim. Fusce rutrum mauris vitae nisi tristique convallis. Phasellus et pulvinar ipsum. Cras viverra euismod commodo.</text:p>
      <text:p text:style-name="P3">Vestibulum diam nulla, feugiat vel ante eu, rhoncus porttitor nibh. Ut tellus mi, sollicitudin nec elementum vel, vulputate eget urna. Vivamus mollis tincidunt odio. Aenean porta eget arcu quis malesuada. Sed vitae diam metus. Aliquam non neque felis. Cras non lacus sollicitudin dolor varius consequat vel et massa. Sed at ultrices ante. Proin eget magna pulvinar, vulputate ante at, consectetur mi. Nulla nisl velit, dictum nec nulla non, lacinia hendrerit ante. Quisque elementum, sem a tincidunt pulvinar, urna quam pellentesque neque, non malesuada lorem arcu quis dolor. Nullam vitae tincidunt ligula, in dapibus nisi. Donec at fringilla erat.</text:p>
      <text:p text:style-name="P3">Quisque in convallis augue. Vivamus eleifend turpis in dolor dapibus posuere. Fusce hendrerit mattis nibh non vestibulum. Nulla quis felis luctus lacus laoreet tincidunt. Cras enim eros, venenatis nec sapien lobortis, fringilla vestibulum augue. Phasellus aliquet, eros eu fermentum tincidunt, lorem leo auctor nisi, at tempor quam tellus cursus massa. Aliquam non ultrices lectus. Donec sit amet metus eget nisi dictum ornare id sed felis. Donec non rhoncus ante. Vestibulum ac tellus in eros interdum commodo. Praesent maximus accumsan odio imperdiet placerat. Vivamus luctus nibh non felis tempor, non convallis mauris gravida. Praesent vel viverra odio.</text:p>
      <text:p text:style-name="P3">Sed mi elit, bibendum vel risus at, mollis lobortis nibh. Aenean fermentum ligula nibh, a tempor ex ornare eget. Aenean in est felis. Sed maximus elementum metus, ullamcorper luctus velit. Aenean sed fringilla nunc, a blandit leo. Pellentesque justo enim, pellentesque at arcu eu, feugiat rhoncus mi. Pellentesque habitant morbi tristique senectus et netus et malesuada fames ac turpis egestas. Quisque egestas dui sed elit gravida, at ultrices arcu laoreet. Pellentesque habitant morbi tristique senectus et netus et malesuada fames ac turpis egestas. Sed non tempor ligula, quis ultrices tellus. Fusce a tristique est. Etiam vel elementum nisi, id sodales lacus. Donec eu varius lorem. In condimentum leo id libero elementum consectetur. Nunc non eleifend purus, vel egestas arcu.</text:p>
      <text:p text:style-name="P3">Curabitur accumsan luctus tincidunt. Nunc a enim augue. Maecenas vestibulum dictum eros sit amet viverra. Etiam laoreet nulla vitae risus venenatis, eu rhoncus turpis interdum. Integer sodales sed sapien ultricies cursus. Nullam nec fermentum orci. Phasellus et imperdiet enim, dignissim pretium augue. Orci varius natoque penatibus et magnis dis parturient montes, nascetur ridiculus mus. Nam nunc nisl, congue fermentum enim eget, volutpat cursus velit.</text:p>
      <text:p text:style-name="P3">Pellentesque eleifend pulvinar eros, a tristique ipsum viverra iaculis. Etiam luctus neque eget sapien feugiat maximus. Aenean molestie augue nisi, congue finibus neque interdum fermentum. Proin velit nulla, tempus id tellus et, hendrerit pretium odio. Suspendisse potenti. Cras scelerisque, sem in tincidunt mattis, elit nibh consectetur tellus, commodo vulputate ligula ante id orci. Sed sem ante, consectetur et tellus eu, iaculis eleifend ligula. Praesent sit amet laoreet ipsum. Pellentesque at lacus viverra, tincidunt felis vel, mattis mauris. Sed non nisl sit amet ligula consequat tristique et sit amet erat. Nulla semper urna diam, a dictum sapien malesuada et. Praesent euismod nec dolor et dignissim. Fusce rutrum mauris vitae nisi tristique convallis. Phasellus et pulvinar ipsum. Cras viverra euismod commodo.</text:p>
      <text:p text:style-name="P3">Vestibulum diam nulla, feugiat vel ante eu, rhoncus porttitor nibh. Ut tellus mi, sollicitudin nec elementum vel, vulputate eget urna. Vivamus mollis tincidunt odio. </text:p>
      <table:table table:name="Taula1" table:style-name="Taula1" table:template-name="Default Style">
        <table:table-column table:style-name="Taula1.A" table:number-columns-repeated="7"/>
        <table:table-row>
          <table:table-cell table:style-name="Taula1.A1" office:value-type="string">
            <text:p text:style-name="P5">Disc Dur</text:p>
          </table:table-cell>
          <table:table-cell table:style-name="Taula1.A1" office:value-type="string">
            <text:p text:style-name="P5">Memòria RAM</text:p>
          </table:table-cell>
          <table:table-cell table:style-name="Taula1.A1" office:value-type="string">
            <text:p text:style-name="P5">Processador</text:p>
          </table:table-cell>
          <table:table-cell table:style-name="Taula1.A1" office:value-type="string">
            <text:p text:style-name="P5">Placa mare</text:p>
          </table:table-cell>
          <table:table-cell table:style-name="Taula1.A1" office:value-type="string">
            <text:p text:style-name="P5">Font d’Alimentació</text:p>
          </table:table-cell>
          <table:table-cell table:style-name="Taula1.A1" office:value-type="string">
            <text:p text:style-name="P5">Trageta de Video</text:p>
          </table:table-cell>
          <table:table-cell table:style-name="Taula1.G1" office:value-type="string">
            <text:p text:style-name="P5">Refigerador</text:p>
          </table:table-cell>
        </table:table-row>
        <table:table-row>
          <table:table-cell table:style-name="Taula1.A2" office:value-type="string">
            <text:p text:style-name="P10">HDD</text:p>
          </table:table-cell>
          <table:table-cell table:style-name="Taula1.A2" office:value-type="string">
            <text:p text:style-name="P6">DDR3</text:p>
          </table:table-cell>
          <table:table-cell table:style-name="Taula1.A2" office:value-type="string">
            <text:p text:style-name="P10">Intel Core i7</text:p>
          </table:table-cell>
          <table:table-cell table:style-name="Taula1.A2" office:value-type="string">
            <text:p text:style-name="P10">ATX</text:p>
          </table:table-cell>
          <table:table-cell table:style-name="Taula1.A2" office:value-type="string">
            <text:p text:style-name="P10">600W</text:p>
          </table:table-cell>
          <table:table-cell table:style-name="Taula1.A2" office:value-type="string">
            <text:p text:style-name="P8">AMD Radeon</text:p>
          </table:table-cell>
          <table:table-cell table:style-name="Taula1.G2" office:value-type="string">
            <text:p text:style-name="P9">Liquida</text:p>
          </table:table-cell>
        </table:table-row>
        <table:table-row>
          <table:table-cell table:style-name="Taula1.A2" office:value-type="string">
            <text:p text:style-name="P10">SSD</text:p>
          </table:table-cell>
          <table:table-cell table:style-name="Taula1.A2" office:value-type="string">
            <text:p text:style-name="P6">DDR4</text:p>
          </table:table-cell>
          <table:table-cell table:style-name="Taula1.A2" office:value-type="string">
            <text:p text:style-name="P10">AMD Ryzen 5</text:p>
          </table:table-cell>
          <table:table-cell table:style-name="Taula1.A2" office:value-type="string">
            <text:p text:style-name="P10">Micro-ATX</text:p>
          </table:table-cell>
          <table:table-cell table:style-name="Taula1.A2" office:value-type="string">
            <text:p text:style-name="P8">ATX</text:p>
          </table:table-cell>
          <table:table-cell table:style-name="Taula1.A2" office:value-type="string">
            <text:p text:style-name="P8">Geforce RTX</text:p>
          </table:table-cell>
          <table:table-cell table:style-name="Taula1.G2" office:value-type="string">
            <text:p text:style-name="P9">RPM</text:p>
          </table:table-cell>
        </table:table-row>
        <table:table-row>
          <table:table-cell table:style-name="Taula1.A2" office:value-type="string">
            <text:p text:style-name="P10">Extern</text:p>
          </table:table-cell>
          <table:table-cell table:style-name="Taula1.A2" office:value-type="string">
            <text:p text:style-name="P6">DDR5</text:p>
          </table:table-cell>
          <table:table-cell table:style-name="Taula1.A2" office:value-type="string">
            <text:p text:style-name="P10">x2 Core</text:p>
          </table:table-cell>
          <table:table-cell table:style-name="Taula1.A2" office:value-type="string">
            <text:p text:style-name="P7">Mini-ITX</text:p>
          </table:table-cell>
          <table:table-cell table:style-name="Taula1.A2" office:value-type="string">
            <text:p text:style-name="P8">ATX12V</text:p>
          </table:table-cell>
          <table:table-cell table:style-name="Taula1.A2" office:value-type="string">
            <text:p text:style-name="P8">Intel</text:p>
          </table:table-cell>
          <table:table-cell table:style-name="Taula1.G2" office:value-type="string">
            <text:p text:style-name="P10">Nitrogen Liquid</text:p>
          </table:table-cell>
        </table:table-row>
        <table:table-row>
          <table:table-cell table:style-name="Taula1.A2" office:value-type="string">
            <text:p text:style-name="P10">Solid M.2</text:p>
          </table:table-cell>
          <table:table-cell table:style-name="Taula1.A2" office:value-type="string">
            <text:p text:style-name="P10">ECC</text:p>
          </table:table-cell>
          <table:table-cell table:style-name="Taula1.A2" office:value-type="string">
            <text:p text:style-name="P10">X4 Core</text:p>
          </table:table-cell>
          <table:table-cell table:style-name="Taula1.A2" office:value-type="string">
            <text:p text:style-name="P10">Chipset Z490</text:p>
          </table:table-cell>
          <table:table-cell table:style-name="Taula1.A2" office:value-type="string">
            <text:p text:style-name="P10">80PlusGold</text:p>
          </table:table-cell>
          <table:table-cell table:style-name="Taula1.A2" office:value-type="string">
            <text:p text:style-name="P10">Geforce GTX</text:p>
          </table:table-cell>
          <table:table-cell table:style-name="Taula1.G2" office:value-type="string">
            <text:p text:style-name="P11">Aire</text:p>
          </table:table-cell>
        </table:table-row>
      </table:table>
      <text:p text:style-name="P4"><text:a xlink:type="simple" xlink:href="https://chat.openai.com/share/15409e9b-ad9b-4f79-b5c1-ce49e3cf29a3" text:style-name="Internet_20_link" text:visited-style-name="Visited_20_Internet_20_Link">ChatGPT</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183d17"/>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s/><text:span text:style-name="MT1">de </text:span><text:span text:style-name="MT1"><text:page-count>5</text:page-count></text:span></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Artur Kaiser Capó</meta:initial-creator>
    <meta:creation-date>2023-10-25T13:51:17.859381453</meta:creation-date>
    <dc:date>2023-10-25T14:13:26.399292518</dc:date>
    <dc:creator>Gabriel Artur Kaiser Capó</dc:creator>
    <meta:editing-duration>PT7S</meta:editing-duration>
    <meta:editing-cycles>1</meta:editing-cycles>
    <meta:document-statistic meta:table-count="1" meta:image-count="0" meta:object-count="0" meta:page-count="5" meta:paragraph-count="62" meta:word-count="2463" meta:character-count="16642" meta:non-whitespace-character-count="14240"/>
    <meta:generator>LibreOffice/7.5.6.2$Linux_X86_64 LibreOffice_project/50$Build-2</meta:generator>
  </office:meta>
</office:document-meta>
</file>